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text:style-name="WW_CharLFO2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ptos" fo:font-size="26pt" style:font-size-asian="26pt" style:font-size-complex="26pt"/>
    </style:style>
    <style:style style:name="P2" style:parent-style-name="Normal" style:family="paragraph">
      <style:paragraph-properties fo:text-align="center"/>
      <style:text-properties style:font-name="Aptos" fo:font-size="26pt" style:font-size-asian="26pt" style:font-size-complex="26pt"/>
    </style:style>
    <style:style style:name="P3" style:parent-style-name="Normal" style:family="paragraph">
      <style:text-properties style:font-name="Aptos" fo:font-size="26pt" style:font-size-asian="26pt" style:font-size-complex="26pt"/>
    </style:style>
    <style:style style:name="P4" style:parent-style-name="Normal" style:family="paragraph">
      <style:text-properties style:font-name="Aptos" fo:font-size="26pt" style:font-size-asian="26pt" style:font-size-complex="26pt"/>
    </style:style>
    <style:style style:name="P5" style:parent-style-name="Normal" style:family="paragraph">
      <style:paragraph-properties fo:text-align="center"/>
      <style:text-properties style:font-name="Aptos" fo:font-size="26pt" style:font-size-asian="26pt" style:font-size-complex="26pt"/>
    </style:style>
    <style:style style:name="P6" style:parent-style-name="Normal" style:family="paragraph">
      <style:paragraph-properties fo:text-align="center"/>
      <style:text-properties style:font-name="Aptos" fo:font-size="48pt" style:font-size-asian="48pt" style:font-size-complex="48pt"/>
    </style:style>
    <style:style style:name="P7" style:parent-style-name="Normal" style:family="paragraph">
      <style:paragraph-properties fo:text-align="center"/>
    </style:style>
    <style:style style:name="T8" style:parent-style-name="Fuentedepárrafopredeter." style:family="text">
      <style:text-properties style:font-name="Aptos" fo:font-size="18pt" style:font-size-asian="18pt" style:font-size-complex="18pt"/>
    </style:style>
    <style:style style:name="T9" style:parent-style-name="Fuentedepárrafopredeter." style:family="text">
      <style:text-properties style:font-name="Aptos" fo:font-weight="bold" style:font-weight-asian="bold" style:font-weight-complex="bold" fo:font-size="18pt" style:font-size-asian="18pt" style:font-size-complex="18pt"/>
    </style:style>
    <style:style style:name="T10" style:parent-style-name="Fuentedepárrafopredeter." style:family="text">
      <style:text-properties style:font-name="Aptos" fo:font-weight="bold" style:font-weight-asian="bold" style:font-weight-complex="bold" fo:font-size="18pt" style:font-size-asian="18pt" style:font-size-complex="18pt"/>
    </style:style>
    <style:style style:name="T11" style:parent-style-name="Fuentedepárrafopredeter." style:family="text">
      <style:text-properties style:font-name="Aptos" fo:font-weight="bold" style:font-weight-asian="bold" style:font-weight-complex="bold" fo:font-size="18pt" style:font-size-asian="18pt" style:font-size-complex="18pt"/>
    </style:style>
    <style:style style:name="T12" style:parent-style-name="Fuentedepárrafopredeter." style:family="text">
      <style:text-properties style:font-name="Aptos" fo:font-weight="bold" style:font-weight-asian="bold" style:font-weight-complex="bold" fo:font-size="18pt" style:font-size-asian="18pt" style:font-size-complex="18pt"/>
    </style:style>
    <style:style style:name="T13" style:parent-style-name="Fuentedepárrafopredeter." style:family="text">
      <style:text-properties style:font-name="Aptos" fo:font-weight="bold" style:font-weight-asian="bold" style:font-weight-complex="bold" fo:font-size="18pt" style:font-size-asian="18pt" style:font-size-complex="18pt"/>
    </style:style>
    <style:style style:name="P14" style:parent-style-name="Normal" style:family="paragraph">
      <style:paragraph-properties fo:text-align="center"/>
      <style:text-properties style:font-name="Aptos" fo:font-size="18pt" style:font-size-asian="18pt" style:font-size-complex="18pt"/>
    </style:style>
    <style:style style:name="P15" style:parent-style-name="Normal" style:family="paragraph">
      <style:paragraph-properties fo:text-align="center"/>
      <style:text-properties style:font-name="Aptos" fo:font-size="18pt" style:font-size-asian="18pt" style:font-size-complex="18pt"/>
    </style:style>
    <style:style style:name="P16" style:parent-style-name="Normal" style:family="paragraph">
      <style:paragraph-properties fo:text-align="center"/>
      <style:text-properties style:font-name="Aptos" fo:font-size="18pt" style:font-size-asian="18pt" style:font-size-complex="18pt"/>
    </style:style>
    <style:style style:name="P17" style:parent-style-name="Normal" style:family="paragraph">
      <style:paragraph-properties fo:break-before="page"/>
      <style:text-properties style:font-name="Aptos" fo:font-size="18pt" style:font-size-asian="18pt" style:font-size-complex="18pt" fo:hyphenate="true"/>
    </style:style>
    <style:style style:name="T18" style:parent-style-name="Fuentedepárrafopredeter." style:family="text">
      <style:text-properties style:font-name="Aptos" fo:font-size="14pt" style:font-size-asian="14pt" style:font-size-complex="14pt"/>
    </style:style>
    <style:style style:name="T19" style:parent-style-name="Fuentedepárrafopredeter." style:family="text">
      <style:text-properties style:font-name="Aptos" fo:font-size="18pt" style:font-size-asian="18pt" style:font-size-complex="18pt"/>
    </style:style>
    <style:style style:name="P20" style:parent-style-name="TDC2" style:family="paragraph">
      <style:paragraph-properties>
        <style:tab-stops>
          <style:tab-stop style:type="left" style:position="0.3472in"/>
          <style:tab-stop style:type="right" style:leader-style="dotted" style:leader-text="." style:position="5.7458in"/>
        </style:tab-stops>
      </style:paragraph-properties>
    </style:style>
    <style:style style:name="T21"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22" style:parent-style-name="TDC2" style:family="paragraph">
      <style:paragraph-properties>
        <style:tab-stops>
          <style:tab-stop style:type="left" style:position="0.3472in"/>
          <style:tab-stop style:type="right" style:leader-style="dotted" style:leader-text="." style:position="5.7458in"/>
        </style:tab-stops>
      </style:paragraph-properties>
    </style:style>
    <style:style style:name="T23"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24" style:parent-style-name="TDC2" style:family="paragraph">
      <style:paragraph-properties>
        <style:tab-stops>
          <style:tab-stop style:type="left" style:position="0.3472in"/>
          <style:tab-stop style:type="right" style:leader-style="dotted" style:leader-text="." style:position="5.7458in"/>
        </style:tab-stops>
      </style:paragraph-properties>
    </style:style>
    <style:style style:name="T25"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26" style:parent-style-name="TDC2" style:family="paragraph">
      <style:paragraph-properties>
        <style:tab-stops>
          <style:tab-stop style:type="left" style:position="0.3472in"/>
          <style:tab-stop style:type="right" style:leader-style="dotted" style:leader-text="." style:position="5.7458in"/>
        </style:tab-stops>
      </style:paragraph-properties>
    </style:style>
    <style:style style:name="T27"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28" style:parent-style-name="TDC2" style:family="paragraph">
      <style:paragraph-properties>
        <style:tab-stops>
          <style:tab-stop style:type="left" style:position="0.3472in"/>
          <style:tab-stop style:type="right" style:leader-style="dotted" style:leader-text="." style:position="5.7458in"/>
        </style:tab-stops>
      </style:paragraph-properties>
    </style:style>
    <style:style style:name="T29"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30" style:parent-style-name="Normal" style:family="paragraph">
      <style:paragraph-properties fo:break-before="page"/>
      <style:text-properties style:font-name="Aptos" fo:hyphenate="true"/>
    </style:style>
    <style:style style:name="P31" style:parent-style-name="Título2" style:list-style-name="LFO2" style:family="paragraph">
      <style:text-properties style:font-name="Aptos" style:use-window-font-color="true" fo:font-size="14pt" style:font-size-asian="14pt" style:font-size-complex="14pt"/>
    </style:style>
    <style:style style:name="P32" style:parent-style-name="Normal" style:family="paragraph">
      <style:paragraph-properties fo:line-height="106%" fo:text-indent="0.4923in"/>
      <style:text-properties style:font-name="Aptos" fo:font-size="12pt" style:font-size-asian="12pt" style:font-size-complex="12pt"/>
    </style:style>
    <style:style style:name="P33" style:parent-style-name="Normal" style:family="paragraph">
      <style:paragraph-properties fo:line-height="106%" fo:text-indent="0.4923in"/>
      <style:text-properties style:font-name="Aptos" fo:font-size="12pt" style:font-size-asian="12pt" style:font-size-complex="12pt"/>
    </style:style>
    <style:style style:name="P34" style:parent-style-name="Normal" style:family="paragraph">
      <style:paragraph-properties fo:line-height="106%" fo:text-indent="0.4923in"/>
      <style:text-properties style:font-name="Aptos" fo:font-size="12pt" style:font-size-asian="12pt" style:font-size-complex="12pt"/>
    </style:style>
    <style:style style:name="P35" style:parent-style-name="Título2" style:list-style-name="LFO2" style:family="paragraph">
      <style:text-properties style:font-name="Aptos" style:use-window-font-color="true" fo:font-size="14pt" style:font-size-asian="14pt" style:font-size-complex="14pt"/>
    </style:style>
    <style:style style:name="P36" style:parent-style-name="Normal" style:family="paragraph">
      <style:paragraph-properties fo:line-height="107%" fo:text-indent="0.4923in"/>
      <style:text-properties style:font-name="Aptos" fo:font-size="12pt" style:font-size-asian="12pt" style:font-size-complex="12pt"/>
    </style:style>
    <style:style style:name="P37" style:parent-style-name="Normal" style:family="paragraph">
      <style:paragraph-properties fo:line-height="107%" fo:text-indent="0.4923in"/>
      <style:text-properties style:font-name="Aptos" fo:font-size="12pt" style:font-size-asian="12pt" style:font-size-complex="12pt"/>
    </style:style>
    <style:style style:name="P38" style:parent-style-name="Normal" style:list-style-name="LFO5" style:family="paragraph">
      <style:paragraph-properties fo:line-height="106%"/>
    </style:style>
    <style:style style:name="T39" style:parent-style-name="Fuentedepárrafopredeter." style:family="text">
      <style:text-properties style:font-name="Aptos" fo:font-weight="bold" style:font-weight-asian="bold" style:font-weight-complex="bold" fo:font-size="12pt" style:font-size-asian="12pt" style:font-size-complex="12pt"/>
    </style:style>
    <style:style style:name="T40" style:parent-style-name="Fuentedepárrafopredeter." style:family="text">
      <style:text-properties style:font-name="Aptos" fo:font-size="12pt" style:font-size-asian="12pt" style:font-size-complex="12pt"/>
    </style:style>
    <style:style style:name="P41" style:parent-style-name="Normal" style:list-style-name="LFO5" style:family="paragraph">
      <style:paragraph-properties fo:line-height="106%"/>
    </style:style>
    <style:style style:name="T42" style:parent-style-name="Fuentedepárrafopredeter." style:family="text">
      <style:text-properties style:font-name="Aptos" fo:font-weight="bold" style:font-weight-asian="bold" style:font-weight-complex="bold" fo:font-size="12pt" style:font-size-asian="12pt" style:font-size-complex="12pt"/>
    </style:style>
    <style:style style:name="T43" style:parent-style-name="Fuentedepárrafopredeter." style:family="text">
      <style:text-properties style:font-name="Aptos" fo:font-size="12pt" style:font-size-asian="12pt" style:font-size-complex="12pt"/>
    </style:style>
    <style:style style:name="P44" style:parent-style-name="Normal" style:list-style-name="LFO5" style:family="paragraph">
      <style:paragraph-properties fo:line-height="106%"/>
    </style:style>
    <style:style style:name="T45" style:parent-style-name="Fuentedepárrafopredeter." style:family="text">
      <style:text-properties style:font-name="Aptos" fo:font-weight="bold" style:font-weight-asian="bold" style:font-weight-complex="bold" fo:font-size="12pt" style:font-size-asian="12pt" style:font-size-complex="12pt"/>
    </style:style>
    <style:style style:name="T46" style:parent-style-name="Fuentedepárrafopredeter." style:family="text">
      <style:text-properties style:font-name="Aptos" fo:font-size="12pt" style:font-size-asian="12pt" style:font-size-complex="12pt"/>
    </style:style>
    <style:style style:name="P47" style:parent-style-name="Normal" style:list-style-name="LFO5" style:family="paragraph">
      <style:paragraph-properties fo:line-height="106%"/>
    </style:style>
    <style:style style:name="T48" style:parent-style-name="Fuentedepárrafopredeter." style:family="text">
      <style:text-properties style:font-name="Aptos" fo:font-weight="bold" style:font-weight-asian="bold" style:font-weight-complex="bold" fo:font-size="12pt" style:font-size-asian="12pt" style:font-size-complex="12pt"/>
    </style:style>
    <style:style style:name="T49" style:parent-style-name="Fuentedepárrafopredeter." style:family="text">
      <style:text-properties style:font-name="Aptos" fo:font-size="12pt" style:font-size-asian="12pt" style:font-size-complex="12pt"/>
    </style:style>
    <style:style style:name="P50" style:parent-style-name="Normal" style:family="paragraph">
      <style:paragraph-properties fo:line-height="106%" fo:text-indent="0.4923in"/>
      <style:text-properties style:font-name="Aptos" fo:font-size="12pt" style:font-size-asian="12pt" style:font-size-complex="12pt"/>
    </style:style>
    <style:style style:name="P51" style:parent-style-name="Normal" style:family="paragraph">
      <style:paragraph-properties fo:line-height="106%" fo:text-indent="0.4923in"/>
      <style:text-properties style:font-name="Aptos" fo:font-size="12pt" style:font-size-asian="12pt" style:font-size-complex="12pt"/>
    </style:style>
    <style:style style:name="P52" style:parent-style-name="Normal" style:family="paragraph">
      <style:paragraph-properties fo:line-height="106%" fo:text-indent="0.4923in"/>
      <style:text-properties style:font-name="Aptos" fo:font-size="12pt" style:font-size-asian="12pt" style:font-size-complex="12pt"/>
    </style:style>
    <style:style style:name="P53" style:parent-style-name="Normal" style:family="paragraph">
      <style:paragraph-properties fo:line-height="106%" fo:text-indent="0.4923in"/>
      <style:text-properties style:font-name="Aptos" fo:font-size="12pt" style:font-size-asian="12pt" style:font-size-complex="12pt"/>
    </style:style>
    <style:style style:name="P54" style:parent-style-name="Normal" style:family="paragraph">
      <style:paragraph-properties fo:line-height="106%" fo:text-indent="0.4923in"/>
      <style:text-properties style:font-name="Aptos" fo:font-size="12pt" style:font-size-asian="12pt" style:font-size-complex="12pt"/>
    </style:style>
    <style:style style:name="P55" style:parent-style-name="Normal" style:family="paragraph">
      <style:paragraph-properties fo:line-height="106%" fo:text-indent="0.4923in"/>
      <style:text-properties style:font-name="Aptos" fo:font-size="12pt" style:font-size-asian="12pt" style:font-size-complex="12pt"/>
    </style:style>
    <style:style style:name="P56" style:parent-style-name="Título2" style:list-style-name="LFO2" style:family="paragraph">
      <style:text-properties style:font-name="Aptos" style:use-window-font-color="true" fo:font-size="14pt" style:font-size-asian="14pt" style:font-size-complex="14pt"/>
    </style:style>
    <style:style style:name="P57" style:parent-style-name="Normal" style:family="paragraph">
      <style:paragraph-properties fo:line-height="106%"/>
      <style:text-properties style:font-name="Aptos"/>
    </style:style>
    <style:style style:name="P58" style:parent-style-name="Normal" style:list-style-name="LFO6" style:family="paragraph">
      <style:paragraph-properties fo:line-height="106%"/>
    </style:style>
    <style:style style:name="T59" style:parent-style-name="Fuentedepárrafopredeter." style:family="text">
      <style:text-properties style:font-name="Aptos" fo:font-weight="bold" style:font-weight-asian="bold" style:font-weight-complex="bold"/>
    </style:style>
    <style:style style:name="T60" style:parent-style-name="Fuentedepárrafopredeter." style:family="text">
      <style:text-properties style:font-name="Aptos"/>
    </style:style>
    <style:style style:name="P61" style:parent-style-name="Normal" style:list-style-name="LFO6" style:family="paragraph">
      <style:paragraph-properties fo:line-height="106%"/>
    </style:style>
    <style:style style:name="T62" style:parent-style-name="Fuentedepárrafopredeter." style:family="text">
      <style:text-properties style:font-name="Aptos" fo:font-weight="bold" style:font-weight-asian="bold" style:font-weight-complex="bold"/>
    </style:style>
    <style:style style:name="T63" style:parent-style-name="Fuentedepárrafopredeter." style:family="text">
      <style:text-properties style:font-name="Aptos"/>
    </style:style>
    <style:style style:name="P64" style:parent-style-name="Normal" style:list-style-name="LFO6" style:family="paragraph">
      <style:paragraph-properties fo:line-height="106%"/>
    </style:style>
    <style:style style:name="T65" style:parent-style-name="Fuentedepárrafopredeter." style:family="text">
      <style:text-properties style:font-name="Aptos" fo:font-weight="bold" style:font-weight-asian="bold" style:font-weight-complex="bold"/>
    </style:style>
    <style:style style:name="T66" style:parent-style-name="Fuentedepárrafopredeter." style:family="text">
      <style:text-properties style:font-name="Aptos"/>
    </style:style>
    <style:style style:name="P67" style:parent-style-name="Normal" style:list-style-name="LFO6" style:family="paragraph">
      <style:paragraph-properties fo:line-height="106%"/>
    </style:style>
    <style:style style:name="T68" style:parent-style-name="Fuentedepárrafopredeter." style:family="text">
      <style:text-properties style:font-name="Aptos" fo:font-weight="bold" style:font-weight-asian="bold" style:font-weight-complex="bold"/>
    </style:style>
    <style:style style:name="T69" style:parent-style-name="Fuentedepárrafopredeter." style:family="text">
      <style:text-properties style:font-name="Aptos"/>
    </style:style>
    <style:style style:name="P70" style:parent-style-name="Normal" style:list-style-name="LFO6" style:family="paragraph">
      <style:paragraph-properties fo:line-height="106%"/>
    </style:style>
    <style:style style:name="T71" style:parent-style-name="Fuentedepárrafopredeter." style:family="text">
      <style:text-properties style:font-name="Aptos" fo:font-weight="bold" style:font-weight-asian="bold" style:font-weight-complex="bold"/>
    </style:style>
    <style:style style:name="T72" style:parent-style-name="Fuentedepárrafopredeter." style:family="text">
      <style:text-properties style:font-name="Aptos"/>
    </style:style>
    <style:style style:name="P73" style:parent-style-name="Normal" style:list-style-name="LFO6" style:family="paragraph">
      <style:paragraph-properties fo:line-height="106%"/>
    </style:style>
    <style:style style:name="T74" style:parent-style-name="Fuentedepárrafopredeter." style:family="text">
      <style:text-properties style:font-name="Aptos" fo:font-weight="bold" style:font-weight-asian="bold" style:font-weight-complex="bold"/>
    </style:style>
    <style:style style:name="T75" style:parent-style-name="Fuentedepárrafopredeter." style:family="text">
      <style:text-properties style:font-name="Aptos"/>
    </style:style>
    <style:style style:name="P76" style:parent-style-name="Normal" style:family="paragraph">
      <style:paragraph-properties fo:line-height="107%" fo:text-indent="0.4923in"/>
      <style:text-properties style:font-name="Aptos"/>
    </style:style>
    <style:style style:name="P77" style:parent-style-name="Normal" style:family="paragraph">
      <style:paragraph-properties fo:line-height="107%" fo:text-indent="0.4923in"/>
      <style:text-properties style:font-name="Aptos"/>
    </style:style>
    <style:style style:name="P78" style:parent-style-name="Normal" style:family="paragraph">
      <style:paragraph-properties fo:line-height="107%" fo:text-indent="0.4923in"/>
      <style:text-properties style:font-name="Aptos"/>
    </style:style>
    <style:style style:name="P79" style:parent-style-name="Normal" style:family="paragraph">
      <style:paragraph-properties fo:line-height="107%" fo:text-indent="0.4923in"/>
      <style:text-properties style:font-name="Aptos"/>
    </style:style>
    <style:style style:name="P80" style:parent-style-name="Normal" style:family="paragraph">
      <style:paragraph-properties fo:line-height="107%" fo:text-indent="0.4923in"/>
      <style:text-properties style:font-name="Aptos"/>
    </style:style>
    <style:style style:name="P81" style:parent-style-name="Normal" style:family="paragraph">
      <style:paragraph-properties fo:line-height="107%" fo:text-indent="0.4923in"/>
      <style:text-properties style:font-name="Aptos"/>
    </style:style>
    <style:style style:name="P82" style:parent-style-name="Título2" style:list-style-name="LFO2" style:family="paragraph">
      <style:text-properties style:font-name="Aptos" style:use-window-font-color="true" fo:font-size="14pt" style:font-size-asian="14pt" style:font-size-complex="14pt"/>
    </style:style>
    <style:style style:name="P83" style:parent-style-name="Normal" style:family="paragraph">
      <style:paragraph-properties fo:text-indent="0.4923in"/>
      <style:text-properties style:font-name="Aptos"/>
    </style:style>
    <style:style style:name="P84" style:parent-style-name="Normal" style:family="paragraph">
      <style:paragraph-properties fo:margin-top="0.0694in" fo:margin-bottom="0.0694in" fo:line-height="100%" fo:text-indent="0.4923in"/>
      <style:text-properties style:font-name="Aptos" style:font-name-asian="Times New Roman" fo:font-size="12pt" style:font-size-asian="12pt" style:font-size-complex="12pt" style:language-asian="es" style:country-asian="ES"/>
    </style:style>
    <style:style style:name="P85" style:parent-style-name="Normal" style:family="paragraph">
      <style:paragraph-properties fo:margin-top="0.0694in" fo:margin-bottom="0.0694in" fo:line-height="100%" fo:text-indent="0.4923in"/>
      <style:text-properties style:font-name="Aptos" style:font-name-asian="Times New Roman" fo:font-size="12pt" style:font-size-asian="12pt" style:font-size-complex="12pt" style:language-asian="es" style:country-asian="ES"/>
    </style:style>
    <style:style style:name="P86" style:parent-style-name="Normal" style:family="paragraph">
      <style:paragraph-properties fo:margin-top="0.0694in" fo:margin-bottom="0.0694in" fo:line-height="100%" fo:text-indent="0.4923in"/>
      <style:text-properties style:font-name="Aptos" style:font-name-asian="Times New Roman" fo:font-size="12pt" style:font-size-asian="12pt" style:font-size-complex="12pt" style:language-asian="es" style:country-asian="ES"/>
    </style:style>
    <style:style style:name="P87" style:parent-style-name="NormalWeb" style:family="paragraph">
      <style:text-properties style:font-name="Aptos" fo:hyphenate="false"/>
    </style:style>
    <style:style style:name="P88" style:parent-style-name="Título2" style:list-style-name="LFO2" style:family="paragraph">
      <style:text-properties style:font-name="Aptos" style:use-window-font-color="true" fo:font-size="14pt" style:font-size-asian="14pt" style:font-size-complex="14pt"/>
    </style:style>
    <style:style style:name="P89" style:parent-style-name="NormalWeb" style:family="paragraph">
      <style:paragraph-properties fo:text-indent="0.4923in"/>
      <style:text-properties style:font-name="Aptos" fo:hyphenate="false"/>
    </style:style>
    <style:style style:name="P90" style:parent-style-name="NormalWeb" style:family="paragraph">
      <style:paragraph-properties fo:text-indent="0.4923in"/>
      <style:text-properties style:font-name="Aptos" fo:hyphenate="false"/>
    </style:style>
    <style:style style:name="P91" style:parent-style-name="NormalWeb" style:family="paragraph">
      <style:paragraph-properties fo:text-indent="0.4923in"/>
      <style:text-properties style:font-name="Aptos" fo:hyphenate="false"/>
    </style:style>
    <style:style style:name="P92" style:parent-style-name="NormalWeb" style:family="paragraph">
      <style:paragraph-properties fo:text-indent="0.4923in"/>
      <style:text-properties fo:hyphenate="false"/>
    </style:style>
    <style:style style:name="T93" style:parent-style-name="Fuentedepárrafopredeter." style:family="text">
      <style:text-properties style:font-name="Aptos"/>
    </style:style>
  </office:automatic-styles>
  <office:body>
    <office:text text:use-soft-page-breaks="true">
      <text:p text:style-name="P1"/>
      <text:p text:style-name="P2"/>
      <text:p text:style-name="P3"/>
      <text:p text:style-name="P4"/>
      <text:p text:style-name="P5"/>
      <text:p text:style-name="P6">Ensayo<text:s/>-<text:s/>Mentoria 6</text:p>
      <text:p text:style-name="P7"><text:span text:style-name="T8">ALUMNO:<text:s/></text:span><text:span text:style-name="T9">Sof</text:span><text:span text:style-name="T10">í</text:span><text:span text:style-name="T11">a P</text:span><text:span text:style-name="T12">é</text:span><text:span text:style-name="T13">rez Puerta<text:s/></text:span></text:p>
      <text:p text:style-name="P14">MENTOR:<text:s/>Mari Del Zofio Jiménez<text:s/></text:p>
      <text:p text:style-name="P15">ASIGNATURA: HCP<text:s/></text:p>
      <text:p text:style-name="P16">GRADO:<text:s/>Ingeniería Informática<text:s/>CURSO Y GRUPO:<text:s/>1C</text:p>
      <text:p text:style-name="P17"/>
      <text:soft-page-break/>
      <text:p text:style-name="Normal"><text:span text:style-name="T18">Índice</text:span><text:span text:style-name="T19"><text:s/></text:span><text:bookmark-start text:name="_Toc225952099"/><text:bookmark-end text:name="_Toc225952099"/></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226043865" office:target-frame-name="_top" xlink:show="replace"><text:span text:style-name="Hipervínculo">1.</text:span><text:span text:style-name="T21"><text:tab/></text:span><text:span text:style-name="Hipervínculo">Introducción</text:span><text:tab/>3</text:a></text:p>
          <text:p text:style-name="P22"><text:a xlink:href="#_Toc226043866" office:target-frame-name="_top" xlink:show="replace"><text:span text:style-name="Hipervínculo">2.</text:span><text:span text:style-name="T23"><text:tab/></text:span><text:span text:style-name="Hipervínculo">Desarrollo</text:span><text:tab/>3</text:a></text:p>
          <text:p text:style-name="P24"><text:a xlink:href="#_Toc226043867" office:target-frame-name="_top" xlink:show="replace"><text:span text:style-name="Hipervínculo">3.</text:span><text:span text:style-name="T25"><text:tab/></text:span><text:span text:style-name="Hipervínculo">Acciones CRECER</text:span><text:tab/>4</text:a></text:p>
          <text:p text:style-name="P26"><text:a xlink:href="#_Toc226043868" office:target-frame-name="_top" xlink:show="replace"><text:span text:style-name="Hipervínculo">4.</text:span><text:span text:style-name="T27"><text:tab/></text:span><text:span text:style-name="Hipervínculo">Proyecto transversal</text:span><text:tab/>5</text:a></text:p>
          <text:p text:style-name="P28"><text:a xlink:href="#_Toc226043869" office:target-frame-name="_top" xlink:show="replace"><text:span text:style-name="Hipervínculo">5.</text:span><text:span text:style-name="T29"><text:tab/></text:span><text:span text:style-name="Hipervínculo">Conclusión</text:span><text:tab/>5</text:a></text:p>
        </text:index-body>
      </text:table-of-content>
      <text:p text:style-name="Normal"/>
      <text:p text:style-name="P30"/>
      <text:list text:style-name="LFO2" text:continue-numbering="true">
        <text:list-item>
          <text:p text:style-name="P31"><text:bookmark-start text:name="_Toc225083238"/><text:bookmark-start text:name="_Toc225952100"/><text:bookmark-start text:name="_Toc226043865"/><text:soft-page-break/>Introducción<text:bookmark-end text:name="_Toc225083238"/><text:bookmark-end text:name="_Toc225952100"/><text:bookmark-end text:name="_Toc226043865"/></text:p>
        </text:list-item>
      </text:list>
      <text:p text:style-name="P32"><text:bookmark-start text:name="_Toc225083239"/>En este documento hablaré sobre mi experiencia con todo lo aprendido en las mentorías y cómo lo he aplicado en mi vida, tanto a nivel académico como personal.<text:s/></text:p>
      <text:p text:style-name="P33">Para ello, tendré en cuenta las actividades realizadas como el análisis DAFO, las acciones CRECER, mi don y el proyecto transversal. Todo ello recogido en el Cuaderno de Bitácora. <text:s/></text:p>
      <text:p text:style-name="P34"/>
      <text:list text:style-name="LFO2" text:continue-numbering="true">
        <text:list-item>
          <text:p text:style-name="P35"><text:bookmark-start text:name="_Toc225952101"/><text:bookmark-start text:name="_Toc226043866"/>Desarrollo<text:bookmark-end text:name="_Toc225083239"/><text:bookmark-end text:name="_Toc225952101"/><text:bookmark-end text:name="_Toc226043866"/></text:p>
        </text:list-item>
      </text:list>
      <text:p text:style-name="P36">En primer lugar, gracias a las actividades realizadas en mentoría, soy más consciente de mis fortalezas y debilidades, así como de las oportunidades y amenazas que tengo alrededor. Antes de este proceso, no solía pararme a pensar en estos aspectos, pero ahora entiendo que es importante analizarlos para mejorar en mis estudios y como persona.<text:s/>Y que también es bueno mirarse desde<text:s/>otro punto<text:s/>de vista, por<text:s/>ejemplo,<text:s/>cuando pregunte a otras personas que hicieran mi DAFO.<text:s/></text:p>
      <text:p text:style-name="P37">El análisis DAFO ha sido especialmente útil para identificar distintos aspectos<text:s/>sobre mí:</text:p>
      <text:list text:style-name="LFO5" text:continue-numbering="true">
        <text:list-item>
          <text:p text:style-name="P38"><text:span text:style-name="T39">Fortalezas:</text:span><text:span text:style-name="T40"><text:s/>fuerza de voluntad, temperamento, empatía y creatividad<text:s/></text:span></text:p>
        </text:list-item>
        <text:list-item>
          <text:p text:style-name="P41"><text:span text:style-name="T42">Debilidades:</text:span><text:span text:style-name="T43"><text:s/>dislexia, timidez, perfeccionismo y autoexigencia<text:s/></text:span></text:p>
        </text:list-item>
        <text:list-item>
          <text:p text:style-name="P44"><text:span text:style-name="T45">Oportunidades:</text:span><text:span text:style-name="T46"><text:s/>la universidad<text:s/></text:span></text:p>
        </text:list-item>
        <text:list-item>
          <text:p text:style-name="P47"><text:span text:style-name="T48">Amenazas:</text:span><text:span text:style-name="T49"><text:s/>la gestión del tiempo y la tendencia a cerrarme o no expresar lo que siento a los demás<text:s/></text:span></text:p>
        </text:list-item>
      </text:list>
      <text:p text:style-name="P50">Este análisis me ha ayudado a entender que muchas de mis debilidades tienen que ver con algunas de mis amenazas. Por ejemplo, ser tímida<text:s/>hace que me cueste decir lo que siento o participar en clase. También, ser muy exigente conmigo misma<text:s/>puede afectar la forma en que gestiono el tiempo. Por eso, creo que trabajar en estos aspectos no solo mejora una parte, sino que cambia la forma en que actúo en general.<text:s/>Siendo justo una de las acciones CRECER que realice, la de<text:s/>llegar todo al día, para reducir<text:s/>el nivel de exigencia.<text:s/></text:p>
      <text:p text:style-name="P51">Gracias a la actividad de buscar mi don, descubrí<text:s/>que el<text:s/>mío<text:s/>es crear cosas con las manos. Me gusta dibujar y tejer, que son actividades creativas, pero<text:s/>también puedo hacer cosas técnicas como programar o construir maquetas.<text:s/>Soy<text:s/>como un artesano,<text:s/>me gusta dedicar tiempo y esfuerzo<text:s/>en lo que hago,<text:s/>aunque suponga mayor dificultad. Me gusta dedicarme a mis proyectos y hacerlos lo mejor posible.<text:s/></text:p>
      <text:p text:style-name="P52">Además,<text:s/>gracias a<text:s/>la mentoría entendí<text:s/>que mi habilidad no es solo hacer las cosas bien, también se trata de<text:s/>ayudar<text:s/>a los demás. Esto es especialmente<text:s/><text:soft-page-break/>importante en trabajos en equipo. Mientras otros aportan ideas o análisis, yo puedo ayudar dando estructura y forma a esas ideas.<text:s/>He empezado a valorar más mis<text:s/>capacidades,<text:s/>identificando en qué aspectos debo centrarme, por<text:s/>ejemplo,<text:s/>de ceder responsabilidades, cosa que más adelante en el punto 4 hablo.<text:s/></text:p>
      <text:p text:style-name="P53">A partir de descubrir mi don, he empezado a pensar mejor en lo que quiero hacer con mi vida. Para mí, la vocación no es solo un trabajo, sino algo que da sentido a lo que hago. Creo que mi capacidad para crear y construir cosas tiene mucho que ver con eso y con mis metas,<text:s/>ya que una de ellas sería trabajar como desarrolladora<text:s/>de videojuegos. Poco a poco estoy empezando a ver qué quiero en el futuro y qué puedo hacer ahora para acercarme a ello.</text:p>
      <text:p text:style-name="P54">Todavía no tengo claras muchas cosas, pero me hago preguntas importantes como quién soy, por qué estoy<text:s/>aquí, etc.<text:s/>Estas preguntas me ayudan<text:s/>a decidir mejor y a entender lo que hago en mi día a día<text:s/>y<text:s/>por qué.</text:p>
      <text:p text:style-name="P55"/>
      <text:list text:style-name="LFO2" text:continue-numbering="true">
        <text:list-item>
          <text:p text:style-name="P56"><text:bookmark-start text:name="_Toc225083240"/><text:bookmark-start text:name="_Toc225952102"/><text:bookmark-start text:name="_Toc226043867"/>Acciones CRECER<text:bookmark-end text:name="_Toc225083240"/><text:bookmark-end text:name="_Toc225952102"/><text:bookmark-end text:name="_Toc226043867"/></text:p>
        </text:list-item>
      </text:list>
      <text:p text:style-name="P57">El modelo C.R.E.C.E.R. ha sido una herramienta fundamental que he utilizado en todas las mentorías, teniendo el siguiente significado:</text:p>
      <text:list text:style-name="LFO6" text:continue-numbering="true">
        <text:list-item>
          <text:p text:style-name="P58"><text:span text:style-name="T59">Concretas</text:span><text:span text:style-name="T60">: han de ser precisas.<text:s/></text:span></text:p>
        </text:list-item>
        <text:list-item>
          <text:p text:style-name="P61"><text:span text:style-name="T62">Realistas</text:span><text:span text:style-name="T63">: han de estar al alcance de uno mismo.<text:s/></text:span></text:p>
        </text:list-item>
        <text:list-item>
          <text:p text:style-name="P64"><text:span text:style-name="T65">Empáticas</text:span><text:span text:style-name="T66">: han de afectar positivamente a los demás.<text:s/></text:span></text:p>
        </text:list-item>
        <text:list-item>
          <text:p text:style-name="P67"><text:span text:style-name="T68">Calendarizadas</text:span><text:span text:style-name="T69">: han de tener un tiempo en el día, semana, etc., para llevarlas a cabo.<text:s/></text:span></text:p>
        </text:list-item>
        <text:list-item>
          <text:p text:style-name="P70"><text:span text:style-name="T71">Enfocadas</text:span><text:span text:style-name="T72">: han de ser valiosas e importantes.<text:s/></text:span></text:p>
        </text:list-item>
        <text:list-item>
          <text:p text:style-name="P73"><text:span text:style-name="T74">Retadoras</text:span><text:span text:style-name="T75">: han de ayudarle a superarse.</text:span></text:p>
        </text:list-item>
      </text:list>
      <text:p text:style-name="P76">Entre las acciones en las que he pensado están: mejorar mi inglés, levantar la mano en clase, dormir al menos 7 horas cada noche, calmarme durante los exámenes, hacer todas mis tareas a tiempo y aprobar todas las materias.<text:s/>A<text:s/>continuación,<text:s/>las iré analizando.<text:s/></text:p>
      <text:p text:style-name="P77">Quería mejorar mi inglés y controlar mis nervios durante los exámenes, pero<text:s/>no las vi<text:s/>como metas<text:s/>realistas. Esto hizo<text:s/>que me diera<text:s/>cuenta<text:s/>de que<text:s/>es importante fijar metas que<text:s/>se puedan<text:s/>lograr y que se adapten<text:s/>a la situación del momento,<text:s/>ya más adelante me las podré<text:s/>volver a plantear.<text:s/></text:p>
      <text:p text:style-name="P78">Levantar la mano en clase ha sido algo muy bueno<text:s/>para mí. Me ha ayudado a dejar de ser tan tímida, ya que antes, prefería que otros preguntaran por mí. Al principio, me costó un poco, pero con el tiempo me sentí más cómoda hablando en clase. Esto me dio más confianza y mejoró mi actitud en el aula.</text:p>
      <text:p text:style-name="P79">Mantener todo al día y aprobar las asignaturas van de la mano. Si hago<text:s/>todo a tiempo y voy estudiando diariamente, la probabilidad de aprobar todo aumenta. Esta es la última cosa que he empezado a hacer y, hasta ahora, lo he logrado. Incluso he entregado<text:s/><text:soft-page-break/>tareas<text:s/>mucho<text:s/>antes de la fecha límite. Esto me hace sentir más tranquila y me permite organizar mejor mi tiempo.</text:p>
      <text:p text:style-name="P80">En general, estas acciones me han ayudado a darme cuenta de que no siempre es fácil aplicar lo que uno se propone, y que el cambio requiere constancia. Aun así, el hecho de intentarlo ya ha supuesto una mejora en mi forma de pensar y actuar.</text:p>
      <text:p text:style-name="P81"/>
      <text:list text:style-name="LFO2" text:continue-numbering="true">
        <text:list-item>
          <text:p text:style-name="P82"><text:bookmark-start text:name="_Toc225083241"/><text:bookmark-start text:name="_Toc225952103"/><text:bookmark-start text:name="_Toc226043868"/>Proyecto transversal<text:bookmark-end text:name="_Toc225083241"/><text:bookmark-end text:name="_Toc225952103"/><text:bookmark-end text:name="_Toc226043868"/><text:s/></text:p>
        </text:list-item>
      </text:list>
      <text:p text:style-name="P83"><text:bookmark-start text:name="_Toc225083242"/>El trabajo que hice con mi equipo fue muy duro y me hizo salir de mi zona de confort. Teníamos que crear baldosas que se encienden cuando las pisas. Para hacerlo, tuvimos que hablar con muchas personas de la universidad, como ingenieros y personas que se encargan de los espacios, y también tuvimos que gestionar la financiación. Esto fue un gran desafío para mí porque soy tímida<text:s/>y suelo evitar este tipo de situaciones, en las que tengo que<text:s/>hablar con gente desconocida.<text:s/></text:p>
      <text:p text:style-name="P84">También tuve que aprender sobre cosas que no sabía, especialmente<text:s/>de<text:s/>electrónica.<text:s/>Por ejemplo,<text:s/>a usar una soldadora<text:s/>o a<text:s/>entender cómo funcionan los componentes electrónicos.</text:p>
      <text:p text:style-name="P85">Pero no todo fue fácil, ya que, aunque éramos seis personas en el grupo, al final solo mi compañero y yo nos esforzamos<text:s/>en<text:s/>hacer el proyecto, lo que hizo que el<text:s/>proceso<text:s/>fuera más largo y difícil. Esto me enseñó que cada persona es responsable en un equipo, y no puedo exigir cosas a una persona que<text:s/>no tiene ningún interés.<text:s/></text:p>
      <text:p text:style-name="P86">A pesar de los problemas, creo que esta experiencia fue muy útil. Me ayudó a superar mi timidez al hablar con personas nuevas, a aprender más sobre técnicas y a aplicar cosas que aprendí en mentoría, como<text:s/>mi don con el prototipo que tuvimos que hacer. Me di cuenta de que entender estas cosas es diferente a ponerlas en práctica, y que es en estas situaciones donde realmente aprendes, ya que tuvimos muchas complicaciones en el desarrollo.<text:s/></text:p>
      <text:p text:style-name="P87"/>
      <text:list text:style-name="LFO2" text:continue-numbering="true">
        <text:list-item>
          <text:p text:style-name="P88"><text:bookmark-start text:name="_Toc225952104"/><text:bookmark-start text:name="_Toc226043869"/>Conclusión<text:bookmark-end text:name="_Toc225083242"/><text:bookmark-end text:name="_Toc225952104"/><text:bookmark-end text:name="_Toc226043869"/><text:s/></text:p>
        </text:list-item>
      </text:list>
      <text:p text:style-name="P89">En mi primer año universitario, el proceso de mentoría ha sido muy valioso. Me ha permitido reflexionar sobre mí misma<text:s/>y cómo me comporto. Con ayuda de herramientas como el análisis DAFO y el modelo C.R.E.C.E.R., he podido identificar mis fortalezas y debilidades. Esto me ha permitido fijar objetivos<text:s/>realistas<text:s/>para mejorar en diferentes áreas de mi vida.</text:p>
      <text:p text:style-name="P90">He descubierto en qué soy buena<text:s/>y cómo puedo ayudar<text:s/>a los demás<text:s/>con ello, especialmente cuando trabajo en equipo.</text:p>
      <text:p text:style-name="P91">También he participado en proyectos que me han hecho salir de mi zona de confort.<text:s/>Teniendo<text:s/>que enfrentarme a<text:s/>nuevos desafíos y desarrollar habilidades como la comunicación y el trabajo en equipo.</text:p>
      <text:soft-page-break/>
      <text:p text:style-name="P92"><text:span text:style-name="T93">Aunque todavía tengo cosas que mejorar, creo que he empezado a crecer como persona y estudiante. Lo más importante que he aprendido es que no basta con entender las cosas, sino que también debo aplicarlas en mi vida diaria para poder avanz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TítuloTDC" style:display-name="Título TDC" style:family="paragraph" style:parent-style-name="Título1" style:next-style-name="Normal" style:default-outline-level="1">
      <style:paragraph-properties fo:margin-top="0.1666in" fo:margin-bottom="0in"/>
      <style:text-properties fo:font-size="16pt" style:font-size-asian="16pt" style:font-size-complex="16pt" style:language-asian="es" style:country-asian="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WW_CharLFO1LVL1" style:family="text">
      <style:text-properties style:font-name="Aptos Display" fo:font-weight="bold" style:font-weight-asian="bold" fo:color="#156082" fo:font-size="20pt" style:font-size-asian="20pt"/>
    </style:style>
    <style:style style:name="WW_CharLFO1LVL2" style:family="text">
      <style:text-properties style:font-name="Aptos Display" fo:font-weight="bold" style:font-weight-asian="bold" fo:color="#0F4761" fo:font-size="16pt" style:font-size-asian="16pt"/>
    </style:style>
    <style:style style:name="WW_CharLFO1LVL3" style:family="text">
      <style:text-properties style:font-name="Aptos Display" fo:font-weight="bold" style:font-weight-asian="bold" fo:color="#0F4761" fo:font-size="12pt" style:font-size-asian="12pt"/>
    </style:style>
    <text:list-style style:name="EstiloPropio" style:display-name="EstiloPropio">
      <text:list-level-style-number text:level="1" text:style-name="WW_CharLFO1LVL1" style:num-list-format-name="NLF0" style:num-format="1">
        <style:list-level-properties text:space-before="-0.0527in" text:min-label-width="0.25in" text:list-level-position-and-space-mode="label-alignment">
          <style:list-level-label-alignment text:label-followed-by="listtab" fo:margin-left="0.1972in" fo:text-indent="-0.25in"/>
        </style:list-level-properties>
      </text:list-level-style-number>
      <text:list-level-style-number text:level="2" text:style-name="WW_CharLFO1LVL2" style:num-suffix=")" style:num-list-format-name="NLF0" style:num-format="1" text:start-value="1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text:style-name="WW_CharLFO1LVL3" style:num-suffix=")" style:num-list-format-name="NLF0" style:num-format="1" text:start-value="111">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4" style:num-prefix="(" style:num-suffix=")" style:num-list-format-name="NLF0" style:num-format="1">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5" style:num-prefix="(" style:num-suffix=")" style:num-list-format-name="NLF0"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6" style:num-prefix="(" style:num-suffix=")" style:num-list-format-name="NLF0" style:num-format="i">
        <style:list-level-properties text:space-before="1.1972in" text:min-label-width="0.25in" text:list-level-position-and-space-mode="label-alignment">
          <style:list-level-label-alignment text:label-followed-by="listtab" fo:margin-left="1.4472in" fo:text-indent="-0.25in"/>
        </style:list-level-properties>
      </text:list-level-style-number>
      <text:list-level-style-number text:level="7" style:num-suffix="." style:num-list-format-name="NLF0" style:num-format="1">
        <style:list-level-properties text:space-before="1.4472in" text:min-label-width="0.25in" text:list-level-position-and-space-mode="label-alignment">
          <style:list-level-label-alignment text:label-followed-by="listtab" fo:margin-left="1.6972in" fo:text-indent="-0.25in"/>
        </style:list-level-properties>
      </text:list-level-style-number>
      <text:list-level-style-number text:level="8" style:num-suffix="." style:num-list-format-name="NLF0" style:num-format="a" style:num-letter-sync="true">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9" style:num-suffix="." style:num-list-format-name="NLF0" style:num-format="i">
        <style:list-level-properties text:space-before="1.9472in" text:min-label-width="0.25in" text:list-level-position-and-space-mode="label-alignment">
          <style:list-level-label-alignment text:label-followed-by="listtab" fo:margin-left="2.1972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fo:font-size="14pt" style:font-size-asian="14pt" style:font-size-complex="14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number text:level="1" text:style-name="WW_CharLFO2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fia Perez Puerta</meta:initial-creator>
    <dc:creator>Sofia Perez Puerta</dc:creator>
    <meta:creation-date>2026-03-22T13:09:00Z</meta:creation-date>
    <dc:date>2026-04-02T15:42:00Z</dc:date>
    <meta:print-date>2026-04-02T15:39:00Z</meta:print-date>
    <meta:template xlink:href="Normal.dotm" xlink:type="simple"/>
    <meta:editing-cycles>6</meta:editing-cycles>
    <meta:editing-duration>PT98400S</meta:editing-duration>
    <meta:document-statistic meta:page-count="6" meta:paragraph-count="16" meta:word-count="1247" meta:character-count="8092" meta:row-count="57" meta:non-whitespace-character-count="6861"/>
  </office:meta>
</office:document-meta>
</file>